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3.2165in"/>
    </style:style>
    <style:style style:name="co5" style:family="table-column">
      <style:table-column-properties fo:break-before="auto" style:column-width="6.0272in"/>
    </style:style>
    <style:style style:name="co6" style:family="table-column">
      <style:table-column-properties fo:break-before="auto" style:column-width="4.3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0"/>
    <style:style style:name="ce3" style:family="table-cell" style:parent-style-name="Default" style:data-style-name="N130"/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1"/>
        <table:table-column table:style-name="co2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UNCT3</text:p>
          </table:table-cell>
          <table:table-cell office:value-type="string" calcext:value-type="string">
            <text:p>FUNCT7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ALU_A</text:p>
          </table:table-cell>
          <table:table-cell office:value-type="string" calcext:value-type="string">
            <text:p>ALU_B</text:p>
          </table:table-cell>
          <table:table-cell office:value-type="string" calcext:value-type="string">
            <text:p>ALU_OUT</text:p>
          </table:table-cell>
          <table:table-cell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List of Control Signals</text:p>
          </table:table-cell>
          <table:table-cell office:value-type="string" calcext:value-type="string">
            <text:p>Design Deci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10111" calcext:value-type="float">
            <text:p>011011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nop</text:p>
          </table:table-cell>
          <table:table-cell table:number-columns-repeated="6"/>
          <table:table-cell office:value-type="string" calcext:value-type="string">
            <text:p>Writeback – Write result to registers</text:p>
          </table:table-cell>
          <table:table-cell office:value-type="string" calcext:value-type="string">
            <text:p>Branch instructions are simultaneously determined and computed in EXE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10111" calcext:value-type="float">
            <text:p>001011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3"/>
          <table:table-cell office:value-type="string" calcext:value-type="string">
            <text:p>Branch – This command may result in a branch</text:p>
          </table:table-cell>
          <table:table-cell office:value-type="string" calcext:value-type="string">
            <text:p>Link instructions determined immediately in DEC and added in EXE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pc</text:p>
          </table:table-cell>
          <table:table-cell table:number-columns-repeated="3"/>
          <table:table-cell office:value-type="string" calcext:value-type="string">
            <text:p>Jump – This command will cause a j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p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table-cell table:style-name="ce4" office:value-type="string" calcext:value-type="string" table:number-columns-spanned="1" table:number-rows-spanned="6">
            <text:p>Note that signed/unsigned can just come from bit 1 of FUNCT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B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Note that signed/unsigned can come from bit 2 of FUNCT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2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11" calcext:value-type="float">
            <text:p>0000011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USES UNSIGNED COMPARISON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00011" calcext:value-type="float">
            <text:p>010001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MEMADDR</text:p>
          </table:table-cell>
          <table:table-cell/>
          <table:table-cell office:value-type="string" calcext:value-type="string">
            <text:p>Store rs2[7: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00011" calcext:value-type="float">
            <text:p>010001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MEMADDR</text:p>
          </table:table-cell>
          <table:table-cell/>
          <table:table-cell office:value-type="string" calcext:value-type="string">
            <text:p>Store rs2[15: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00011" calcext:value-type="float">
            <text:p>010001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MEMADDR</text:p>
          </table:table-cell>
          <table:table-cell/>
          <table:table-cell office:value-type="string" calcext:value-type="string">
            <text:p>Store rs2[31: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USES UNSIGNED COMPARI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0011" calcext:value-type="float">
            <text:p>0010011</text:p>
          </table:table-cell>
          <table:table-cell office:value-type="string" calcext:value-type="string">
            <text:p>I</text:p>
          </table:table-cell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00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0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01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01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100000" calcext:value-type="float">
            <text:p>010000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10011" calcext:value-type="float">
            <text:p>0110011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00000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111" calcext:value-type="float">
            <text:p>0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nce.tso</text:p>
          </table:table-cell>
          <table:table-cell office:value-type="float" office:value="1111" calcext:value-type="float">
            <text:p>0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111" calcext:value-type="float">
            <text:p>0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all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reak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</text:p>
          </table:table-cell>
          <table:table-cell table:number-columns-repeated="6"/>
          <table:table-cell office:value-type="string" calcext:value-type="string">
            <text:p>Implement as NOP</text:p>
          </table:table-cell>
          <table:table-cell table:number-columns-repeated="6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C1:Sheet1.C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7"/>
    </number:number-style>
    <number:number-style style:name="N13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14:51:25.140611876</meta:creation-date>
    <dc:date>2025-08-22T15:39:12.715323606</dc:date>
    <meta:editing-duration>PT10H13M5S</meta:editing-duration>
    <meta:editing-cycles>4</meta:editing-cycles>
    <meta:generator>LibreOffice/25.2.2.2$Linux_X86_64 LibreOffice_project/520$Build-2</meta:generator>
    <meta:document-statistic meta:table-count="1" meta:cell-count="355" meta:object-count="0"/>
  </office:meta>
</office:document-meta>
</file>